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1.8402in"/>
    </style:style>
    <style:style style:name="co5" style:family="table-column">
      <style:table-column-properties fo:break-before="auto" style:column-width="0.3516in"/>
    </style:style>
    <style:style style:name="co6" style:family="table-column">
      <style:table-column-properties fo:break-before="auto" style:column-width="1.6673in"/>
    </style:style>
    <style:style style:name="co7" style:family="table-column">
      <style:table-column-properties fo:break-before="auto" style:column-width="0.5598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59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d7" fo:border="0.06pt solid #000000" style:vertical-align="middle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12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1011" table:default-cell-style-name="ce60"/>
        <table:table-row table:style-name="ro1">
          <table:table-cell table:style-name="ce59"/>
          <table:table-cell table:style-name="ce5" office:value-type="string" calcext:value-type="string">
            <text:p>D11 (STM32F103RCT6)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6" office:value-type="string" calcext:value-type="string">
            <text:p>BUT_TES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ИМПЕДАНС"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6" office:value-type="string" calcext:value-type="string">
            <text:p>BUT_CALIB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КАЛИБРОВКА"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6" office:value-type="string" calcext:value-type="string">
            <text:p>BUT_RESE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СБРОС ОШИБКИ"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3</text:p>
          </table:table-cell>
          <table:table-cell table:style-name="ce6" office:value-type="string" calcext:value-type="string">
            <text:p>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5) Включение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5) POWER_IN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A4</text:p>
          </table:table-cell>
          <table:table-cell table:style-name="ce6" office:value-type="string" calcext:value-type="string">
            <text:p>TEST_ON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5</text:p>
          </table:table-cell>
          <table:table-cell table:style-name="ce6" office:value-type="string" calcext:value-type="string">
            <text:p>TRANSL_ON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6</text:p>
          </table:table-cell>
          <table:table-cell table:style-name="ce6" office:value-type="string" calcext:value-type="string">
            <text:p>OVERHEAT_60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6" office:value-type="string" calcext:value-type="string">
            <text:p>OVERHEAT_85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6" office:value-type="string" calcext:value-type="string">
            <text:p>OUT1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IMP_RELE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9</text:p>
          </table:table-cell>
          <table:table-cell table:style-name="ce6" office:value-type="string" calcext:value-type="string">
            <text:p>OUT1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1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10</text:p>
          </table:table-cell>
          <table:table-cell table:style-name="ce6" office:value-type="string" calcext:value-type="string">
            <text:p>OUT1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2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11</text:p>
          </table:table-cell>
          <table:table-cell table:style-name="ce6" office:value-type="string" calcext:value-type="string">
            <text:p>OUT1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3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12</text:p>
          </table:table-cell>
          <table:table-cell table:style-name="ce6" office:value-type="string" calcext:value-type="string">
            <text:p>OUT1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4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6" office:value-type="string" calcext:value-type="string">
            <text:p>OUT1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ADY_LED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PB1</text:p>
          </table:table-cell>
          <table:table-cell table:style-name="ce6" office:value-type="string" calcext:value-type="string">
            <text:p>OUT1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1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6.9327in" svg:y="2.6094in" draw:caption-point-x="-0.2402in" draw:caption-point-y="0.5945in">
              <dc:date>2022-03-10T00:00:00</dc:date>
              <text:p text:style-name="P1">Идет на D8</text:p>
            </office:annotation>
            <text:p>UPR_IN_0_78V</text:p>
          </table:table-cell>
          <table:table-cell table:style-name="ce59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PB2</text:p>
          </table:table-cell>
          <table:table-cell table:style-name="ce6" office:value-type="string" calcext:value-type="string">
            <text:p>OUT2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2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6.9327in" svg:y="2.787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59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6" office:value-type="string" calcext:value-type="string">
            <text:p>JTAG_TDO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6" office:value-type="string" calcext:value-type="string">
            <text:p>JTAG_TRST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OVERHEAT_MC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6" office:value-type="string" calcext:value-type="string">
            <text:p>I2C1_SCL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6" office:value-type="string" calcext:value-type="string">
            <text:p>I2C1_SDA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6" office:value-type="string" calcext:value-type="string">
            <text:p>OUT1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POWER_OUT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6" office:value-type="string" calcext:value-type="string">
            <text:p>OUT1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FAN_UPR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6" office:value-type="string" calcext:value-type="string">
            <text:p>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1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6" office:value-type="string" calcext:value-type="string">
            <text:p>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2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6" office:value-type="string" calcext:value-type="string">
            <text:p>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3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6" office:value-type="string" calcext:value-type="string">
            <text:p>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4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OUT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ERROR_RELE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OUT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1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6" office:value-type="string" calcext:value-type="string">
            <text:p>IMP_UPR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6" office:value-type="string" calcext:value-type="string">
            <text:p>VOLT_UPR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6" office:value-type="string" calcext:value-type="string">
            <text:p>CUR_UPR1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6" office:value-type="string" calcext:value-type="string">
            <text:p>CUR_UPR2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6" office:value-type="string" calcext:value-type="string">
            <text:p>READY_UPR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6" office:value-type="string" calcext:value-type="string">
            <text:p>ERROR_MC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6</text:p>
          </table:table-cell>
          <table:table-cell table:style-name="ce6" office:value-type="string" calcext:value-type="string">
            <text:p>OUT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2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7</text:p>
          </table:table-cell>
          <table:table-cell table:style-name="ce6" office:value-type="string" calcext:value-type="string">
            <text:p>OUT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3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8</text:p>
          </table:table-cell>
          <table:table-cell table:style-name="ce6" office:value-type="string" calcext:value-type="string">
            <text:p>OUT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4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9</text:p>
          </table:table-cell>
          <table:table-cell table:style-name="ce6" office:value-type="string" calcext:value-type="string">
            <text:p>OUT1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24V</text:p>
          </table:table-cell>
          <table:table-cell table:style-name="ce6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12</text:p>
          </table:table-cell>
          <table:table-cell table:style-name="ce6" office:value-type="string" calcext:value-type="string">
            <text:p>UK_TYPE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6" office:value-type="string" calcext:value-type="string">
            <text:p>EXTERN_ON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14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59" office:value-type="string" calcext:value-type="string">
            <text:p>PC15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Z1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Z2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MIC_ON</text:p>
          </table:table-cell>
          <table:table-cell table:style-name="ce10"/>
          <table:table-cell table:style-name="ce6" table:number-columns-repeated="2"/>
          <table:table-cell table:style-name="ce59" table:number-columns-repeated="3"/>
          <table:table-cell table:number-columns-repeated="1011"/>
        </table:table-row>
        <table:table-row table:style-name="ro1" table:number-rows-repeated="1048523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7:56:32.15075451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0T19:00:16.907150496</dc:date>
    <meta:editing-duration>PT9H28M15S</meta:editing-duration>
    <meta:editing-cycles>101</meta:editing-cycles>
    <meta:document-statistic meta:table-count="1" meta:cell-count="159" meta:object-count="0"/>
  </office:meta>
</office:document-meta>
</file>